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E000001D86822D5DB8C25B1BC.png" manifest:media-type="image/png"/>
  <manifest:file-entry manifest:full-path="Pictures/10000000000001D8000001DF1D4F17C0D03F5E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paragraph-rsid="002540cb"/>
    </style:style>
    <style:style style:name="P2" style:family="paragraph" style:parent-style-name="Text_20_body">
      <style:text-properties officeooo:paragraph-rsid="0027b58d"/>
    </style:style>
    <style:style style:name="P3" style:family="paragraph" style:parent-style-name="Text_20_body">
      <style:text-properties officeooo:paragraph-rsid="0028d020"/>
    </style:style>
    <style:style style:name="P4" style:family="paragraph" style:parent-style-name="Text_20_body">
      <style:text-properties style:font-name="Liberation Serif" fo:font-size="12pt" officeooo:rsid="0028d020" officeooo:paragraph-rsid="003033e1" style:font-size-asian="12pt" style:font-size-complex="12pt"/>
    </style:style>
    <style:style style:name="P5" style:family="paragraph" style:parent-style-name="Text_20_body">
      <style:text-properties officeooo:paragraph-rsid="003033e1"/>
    </style:style>
    <style:style style:name="P6" style:family="paragraph" style:parent-style-name="Text_20_body">
      <style:text-properties officeooo:paragraph-rsid="0030f85b"/>
    </style:style>
    <style:style style:name="P7" style:family="paragraph" style:parent-style-name="Text_20_body">
      <style:text-properties officeooo:paragraph-rsid="00364a33"/>
    </style:style>
    <style:style style:name="P8" style:family="paragraph" style:parent-style-name="Text_20_body">
      <style:text-properties officeooo:rsid="0030f85b" officeooo:paragraph-rsid="0030f85b"/>
    </style:style>
    <style:style style:name="P9" style:family="paragraph" style:parent-style-name="Text_20_body">
      <style:text-properties officeooo:rsid="003f1f87" officeooo:paragraph-rsid="00612c39"/>
    </style:style>
    <style:style style:name="P10" style:family="paragraph" style:parent-style-name="Text_20_body">
      <style:text-properties officeooo:rsid="003f1f87" officeooo:paragraph-rsid="006355b1"/>
    </style:style>
    <style:style style:name="P11" style:family="paragraph" style:parent-style-name="Text_20_body">
      <style:text-properties officeooo:paragraph-rsid="004565c2"/>
    </style:style>
    <style:style style:name="P12" style:family="paragraph" style:parent-style-name="Text_20_body">
      <style:text-properties officeooo:paragraph-rsid="00484c32"/>
    </style:style>
    <style:style style:name="P13" style:family="paragraph" style:parent-style-name="Text_20_body">
      <style:text-properties officeooo:paragraph-rsid="00420b1d"/>
    </style:style>
    <style:style style:name="P14" style:family="paragraph" style:parent-style-name="Text_20_body">
      <style:text-properties officeooo:rsid="00484c32" officeooo:paragraph-rsid="005461ab"/>
    </style:style>
    <style:style style:name="P15" style:family="paragraph" style:parent-style-name="Text_20_body">
      <style:text-properties officeooo:rsid="00484c32" officeooo:paragraph-rsid="00a1800f"/>
    </style:style>
    <style:style style:name="P16" style:family="paragraph" style:parent-style-name="Text_20_body">
      <style:text-properties officeooo:paragraph-rsid="004e4fef"/>
    </style:style>
    <style:style style:name="P17" style:family="paragraph" style:parent-style-name="Text_20_body">
      <style:text-properties officeooo:rsid="004ce56a" officeooo:paragraph-rsid="006a22f4"/>
    </style:style>
    <style:style style:name="P18" style:family="paragraph" style:parent-style-name="Text_20_body">
      <style:text-properties officeooo:paragraph-rsid="005121b5"/>
    </style:style>
    <style:style style:name="P19" style:family="paragraph" style:parent-style-name="Text_20_body">
      <style:text-properties officeooo:rsid="003581f8" officeooo:paragraph-rsid="0055a0ef"/>
    </style:style>
    <style:style style:name="P20" style:family="paragraph" style:parent-style-name="Text_20_body">
      <style:text-properties officeooo:rsid="0058923e" officeooo:paragraph-rsid="0058923e"/>
    </style:style>
    <style:style style:name="P21" style:family="paragraph" style:parent-style-name="Text_20_body">
      <style:text-properties officeooo:paragraph-rsid="005cab4e"/>
    </style:style>
    <style:style style:name="P22" style:family="paragraph" style:parent-style-name="Text_20_body">
      <style:text-properties officeooo:paragraph-rsid="00612c39"/>
    </style:style>
    <style:style style:name="P23" style:family="paragraph" style:parent-style-name="Text_20_body">
      <style:text-properties officeooo:rsid="006355b1" officeooo:paragraph-rsid="006355b1"/>
    </style:style>
    <style:style style:name="P24" style:family="paragraph" style:parent-style-name="Text_20_body">
      <style:text-properties officeooo:paragraph-rsid="00638478"/>
    </style:style>
    <style:style style:name="P25" style:family="paragraph" style:parent-style-name="Text_20_body">
      <style:text-properties officeooo:paragraph-rsid="006536d3"/>
    </style:style>
    <style:style style:name="P26" style:family="paragraph" style:parent-style-name="Text_20_body">
      <style:text-properties officeooo:rsid="00671dd9" officeooo:paragraph-rsid="00671dd9"/>
    </style:style>
    <style:style style:name="P27" style:family="paragraph" style:parent-style-name="Text_20_body">
      <style:text-properties officeooo:rsid="006b03e8" officeooo:paragraph-rsid="006b03e8"/>
    </style:style>
    <style:style style:name="P28" style:family="paragraph" style:parent-style-name="Text_20_body">
      <style:text-properties officeooo:rsid="006b03e8" officeooo:paragraph-rsid="0083be12"/>
    </style:style>
    <style:style style:name="P29" style:family="paragraph" style:parent-style-name="Text_20_body">
      <style:text-properties officeooo:rsid="00638478" officeooo:paragraph-rsid="00638478"/>
    </style:style>
    <style:style style:name="P30" style:family="paragraph" style:parent-style-name="Text_20_body">
      <style:text-properties officeooo:rsid="004e4fef" officeooo:paragraph-rsid="004e4fef"/>
    </style:style>
    <style:style style:name="P31" style:family="paragraph" style:parent-style-name="Text_20_body">
      <style:text-properties officeooo:paragraph-rsid="007fce07"/>
    </style:style>
    <style:style style:name="P32" style:family="paragraph" style:parent-style-name="Text_20_body">
      <style:text-properties officeooo:paragraph-rsid="0080dfde"/>
    </style:style>
    <style:style style:name="P33" style:family="paragraph" style:parent-style-name="Text_20_body">
      <style:text-properties officeooo:rsid="004e192a" officeooo:paragraph-rsid="007fce07"/>
    </style:style>
    <style:style style:name="P34" style:family="paragraph" style:parent-style-name="Text_20_body">
      <style:text-properties officeooo:rsid="0087f83f" officeooo:paragraph-rsid="0087f83f"/>
    </style:style>
    <style:style style:name="P35" style:family="paragraph" style:parent-style-name="Text_20_body">
      <style:text-properties officeooo:paragraph-rsid="0087f83f"/>
    </style:style>
    <style:style style:name="P36" style:family="paragraph" style:parent-style-name="Text_20_body">
      <style:text-properties officeooo:rsid="00896b0d" officeooo:paragraph-rsid="00896b0d"/>
    </style:style>
    <style:style style:name="P37" style:family="paragraph" style:parent-style-name="Text_20_body">
      <style:text-properties officeooo:paragraph-rsid="0090906d"/>
    </style:style>
    <style:style style:name="P38" style:family="paragraph" style:parent-style-name="Text_20_body">
      <style:text-properties officeooo:rsid="00817bf2" officeooo:paragraph-rsid="00817bf2"/>
    </style:style>
    <style:style style:name="P39" style:family="paragraph" style:parent-style-name="Text_20_body">
      <style:text-properties officeooo:paragraph-rsid="0094eb0d"/>
    </style:style>
    <style:style style:name="P40" style:family="paragraph" style:parent-style-name="Text_20_body">
      <style:text-properties officeooo:paragraph-rsid="009596d6"/>
    </style:style>
    <style:style style:name="P41" style:family="paragraph" style:parent-style-name="Text_20_body">
      <style:text-properties officeooo:rsid="0096cb6d" officeooo:paragraph-rsid="0096cb6d"/>
    </style:style>
    <style:style style:name="P42" style:family="paragraph" style:parent-style-name="Text_20_body">
      <style:text-properties officeooo:rsid="006fae4d" officeooo:paragraph-rsid="006fae4d"/>
    </style:style>
    <style:style style:name="P43" style:family="paragraph" style:parent-style-name="Text_20_body">
      <style:text-properties officeooo:paragraph-rsid="00973c5b"/>
    </style:style>
    <style:style style:name="P44" style:family="paragraph" style:parent-style-name="Text_20_body">
      <style:text-properties officeooo:paragraph-rsid="003ee03f"/>
    </style:style>
    <style:style style:name="P45" style:family="paragraph" style:parent-style-name="Text_20_body">
      <style:text-properties officeooo:rsid="002540cb" officeooo:paragraph-rsid="0099958a"/>
    </style:style>
    <style:style style:name="P46" style:family="paragraph" style:parent-style-name="Text_20_body">
      <style:text-properties officeooo:paragraph-rsid="0099958a"/>
    </style:style>
    <style:style style:name="P47" style:family="paragraph" style:parent-style-name="Text_20_body">
      <style:text-properties officeooo:rsid="0098787a" officeooo:paragraph-rsid="0099958a"/>
    </style:style>
    <style:style style:name="P48" style:family="paragraph" style:parent-style-name="Text_20_body">
      <style:text-properties officeooo:rsid="0099958a" officeooo:paragraph-rsid="0099958a"/>
    </style:style>
    <style:style style:name="P49" style:family="paragraph" style:parent-style-name="Text_20_body">
      <style:text-properties officeooo:rsid="00612c39" officeooo:paragraph-rsid="0099958a"/>
    </style:style>
    <style:style style:name="P50" style:family="paragraph" style:parent-style-name="Text_20_body">
      <style:text-properties officeooo:paragraph-rsid="00a14a36"/>
    </style:style>
    <style:style style:name="P51" style:family="paragraph" style:parent-style-name="Table_20_Contents">
      <style:text-properties officeooo:rsid="0058923e" officeooo:paragraph-rsid="0058923e"/>
    </style:style>
    <style:style style:name="P52" style:family="paragraph" style:parent-style-name="Heading_20_4">
      <style:text-properties officeooo:paragraph-rsid="0099958a"/>
    </style:style>
    <style:style style:name="P53" style:family="paragraph" style:parent-style-name="Text_20_body">
      <style:text-properties officeooo:paragraph-rsid="0023352e"/>
    </style:style>
    <style:style style:name="P54" style:family="paragraph" style:parent-style-name="Text_20_body">
      <style:text-properties officeooo:paragraph-rsid="00a19813"/>
    </style:style>
    <style:style style:name="T1" style:family="text">
      <style:text-properties officeooo:rsid="0020dae4"/>
    </style:style>
    <style:style style:name="T2" style:family="text">
      <style:text-properties officeooo:rsid="0023352e"/>
    </style:style>
    <style:style style:name="T3" style:family="text">
      <style:text-properties officeooo:rsid="0025078b"/>
    </style:style>
    <style:style style:name="T4" style:family="text">
      <style:text-properties officeooo:rsid="002540cb"/>
    </style:style>
    <style:style style:name="T5" style:family="text">
      <style:text-properties officeooo:rsid="0027b58d"/>
    </style:style>
    <style:style style:name="T6" style:family="text">
      <style:text-properties officeooo:rsid="0028b732"/>
    </style:style>
    <style:style style:name="T7" style:family="text">
      <style:text-properties fo:font-weight="bold" style:font-weight-asian="bold" style:font-weight-complex="bold"/>
    </style:style>
    <style:style style:name="T8" style:family="text">
      <style:text-properties fo:font-weight="bold" officeooo:rsid="0028b732" style:font-weight-asian="bold" style:font-weight-complex="bold"/>
    </style:style>
    <style:style style:name="T9" style:family="text">
      <style:text-properties fo:font-weight="bold" officeooo:rsid="0028d020" style:font-weight-asian="bold" style:font-weight-complex="bold"/>
    </style:style>
    <style:style style:name="T10" style:family="text">
      <style:text-properties fo:font-weight="bold" officeooo:rsid="0052bdd9" style:font-weight-asian="bold" style:font-weight-complex="bold"/>
    </style:style>
    <style:style style:name="T11" style:family="text">
      <style:text-properties fo:font-weight="bold" officeooo:rsid="00484c32" style:font-weight-asian="bold" style:font-weight-complex="bold"/>
    </style:style>
    <style:style style:name="T12" style:family="text">
      <style:text-properties fo:font-weight="bold" officeooo:rsid="0094eb0d" style:font-weight-asian="bold" style:font-weight-complex="bold"/>
    </style:style>
    <style:style style:name="T13" style:family="text">
      <style:text-properties fo:font-weight="bold" officeooo:rsid="009596d6" style:font-weight-asian="bold" style:font-weight-complex="bold"/>
    </style:style>
    <style:style style:name="T14" style:family="text">
      <style:text-properties officeooo:rsid="0028d020"/>
    </style:style>
    <style:style style:name="T15" style:family="text">
      <style:text-properties style:font-name="Liberation Serif" fo:font-size="12pt" officeooo:rsid="003033e1" style:font-size-asian="12pt" style:font-size-complex="12pt"/>
    </style:style>
    <style:style style:name="T16" style:family="text">
      <style:text-properties style:font-name="Liberation Serif" fo:font-size="12pt" officeooo:rsid="0030f85b" style:font-size-asian="12pt" style:font-size-complex="12pt"/>
    </style:style>
    <style:style style:name="T17" style:family="text">
      <style:text-properties style:font-name="Liberation Serif" fo:font-size="12pt" officeooo:rsid="0094eb0d" style:font-size-asian="12pt" style:font-size-complex="12pt"/>
    </style:style>
    <style:style style:name="T18" style:family="text">
      <style:text-properties style:font-name="Liberation Serif" fo:font-size="12pt" officeooo:rsid="0028d020" style:font-size-asian="12pt" style:font-size-complex="12pt"/>
    </style:style>
    <style:style style:name="T19" style:family="text">
      <style:text-properties style:font-name="Liberation Serif" fo:font-size="12pt" officeooo:rsid="0028b732" style:font-size-asian="12pt" style:font-size-complex="12pt"/>
    </style:style>
    <style:style style:name="T20" style:family="text">
      <style:text-properties style:font-name="Liberation Serif" fo:font-size="12pt" officeooo:rsid="00973c5b" style:font-size-asian="12pt" style:font-size-complex="12pt"/>
    </style:style>
    <style:style style:name="T21" style:family="text">
      <style:text-properties style:font-name="Liberation Serif" fo:font-size="12pt" officeooo:rsid="0099958a" style:font-size-asian="12pt" style:font-size-complex="12pt"/>
    </style:style>
    <style:style style:name="T22" style:family="text">
      <style:text-properties officeooo:rsid="003033e1"/>
    </style:style>
    <style:style style:name="T23" style:family="text">
      <style:text-properties officeooo:rsid="0030f85b"/>
    </style:style>
    <style:style style:name="T24" style:family="text">
      <style:text-properties officeooo:rsid="00340df3"/>
    </style:style>
    <style:style style:name="T25" style:family="text">
      <style:text-properties officeooo:rsid="00364a33"/>
    </style:style>
    <style:style style:name="T26" style:family="text">
      <style:text-properties officeooo:rsid="0037920e"/>
    </style:style>
    <style:style style:name="T27" style:family="text">
      <style:text-properties officeooo:rsid="00390df5"/>
    </style:style>
    <style:style style:name="T28" style:family="text">
      <style:text-properties officeooo:rsid="0039ba73"/>
    </style:style>
    <style:style style:name="T29" style:family="text">
      <style:text-properties officeooo:rsid="003ee03f"/>
    </style:style>
    <style:style style:name="T30" style:family="text">
      <style:text-properties officeooo:rsid="003f1f87"/>
    </style:style>
    <style:style style:name="T31" style:family="text">
      <style:text-properties officeooo:rsid="0040527f"/>
    </style:style>
    <style:style style:name="T32" style:family="text">
      <style:text-properties officeooo:rsid="00409da2"/>
    </style:style>
    <style:style style:name="T33" style:family="text">
      <style:text-properties officeooo:rsid="0041db16"/>
    </style:style>
    <style:style style:name="T34" style:family="text">
      <style:text-properties officeooo:rsid="004388bd"/>
    </style:style>
    <style:style style:name="T35" style:family="text">
      <style:text-properties officeooo:rsid="00455025"/>
    </style:style>
    <style:style style:name="T36" style:family="text">
      <style:text-properties officeooo:rsid="004565c2"/>
    </style:style>
    <style:style style:name="T37" style:family="text">
      <style:text-properties officeooo:rsid="00470c7d"/>
    </style:style>
    <style:style style:name="T38" style:family="text">
      <style:text-properties officeooo:rsid="00484c32"/>
    </style:style>
    <style:style style:name="T39" style:family="text">
      <style:text-properties officeooo:rsid="00420b1d"/>
    </style:style>
    <style:style style:name="T40" style:family="text">
      <style:text-properties officeooo:rsid="0049de0c"/>
    </style:style>
    <style:style style:name="T41" style:family="text">
      <style:text-properties officeooo:rsid="004dd770"/>
    </style:style>
    <style:style style:name="T42" style:family="text">
      <style:text-properties officeooo:rsid="004e192a"/>
    </style:style>
    <style:style style:name="T43" style:family="text">
      <style:text-properties officeooo:rsid="004e4fef"/>
    </style:style>
    <style:style style:name="T44" style:family="text">
      <style:text-properties officeooo:rsid="004f62ca"/>
    </style:style>
    <style:style style:name="T45" style:family="text">
      <style:text-properties officeooo:rsid="005121b5"/>
    </style:style>
    <style:style style:name="T46" style:family="text">
      <style:text-properties officeooo:rsid="005199a2"/>
    </style:style>
    <style:style style:name="T47" style:family="text">
      <style:text-properties officeooo:rsid="0051a000"/>
    </style:style>
    <style:style style:name="T48" style:family="text">
      <style:text-properties officeooo:rsid="0052bdd9"/>
    </style:style>
    <style:style style:name="T49" style:family="text">
      <style:text-properties officeooo:rsid="0053b441"/>
    </style:style>
    <style:style style:name="T50" style:family="text">
      <style:text-properties officeooo:rsid="0054604e"/>
    </style:style>
    <style:style style:name="T51" style:family="text">
      <style:text-properties officeooo:rsid="0055a0ef"/>
    </style:style>
    <style:style style:name="T52" style:family="text">
      <style:text-properties officeooo:rsid="0058923e"/>
    </style:style>
    <style:style style:name="T53" style:family="text">
      <style:text-properties officeooo:rsid="0058dbe9"/>
    </style:style>
    <style:style style:name="T54" style:family="text">
      <style:text-properties officeooo:rsid="0059490f"/>
    </style:style>
    <style:style style:name="T55" style:family="text">
      <style:text-properties officeooo:rsid="00612c39"/>
    </style:style>
    <style:style style:name="T56" style:family="text">
      <style:text-properties officeooo:rsid="00638478"/>
    </style:style>
    <style:style style:name="T57" style:family="text">
      <style:text-properties officeooo:rsid="006536d3"/>
    </style:style>
    <style:style style:name="T58" style:family="text">
      <style:text-properties officeooo:rsid="00671dd9"/>
    </style:style>
    <style:style style:name="T59" style:family="text">
      <style:text-properties officeooo:rsid="0067a106"/>
    </style:style>
    <style:style style:name="T60" style:family="text">
      <style:text-properties officeooo:rsid="006a22f4"/>
    </style:style>
    <style:style style:name="T61" style:family="text">
      <style:text-properties officeooo:rsid="006b03e8"/>
    </style:style>
    <style:style style:name="T62" style:family="text">
      <style:text-properties officeooo:rsid="006d3aba"/>
    </style:style>
    <style:style style:name="T63" style:family="text">
      <style:text-properties officeooo:rsid="007e4c8e"/>
    </style:style>
    <style:style style:name="T64" style:family="text">
      <style:text-properties officeooo:rsid="007fce07"/>
    </style:style>
    <style:style style:name="T65" style:family="text">
      <style:text-properties officeooo:rsid="0080dfde"/>
    </style:style>
    <style:style style:name="T66" style:family="text">
      <style:text-properties officeooo:rsid="0083be12"/>
    </style:style>
    <style:style style:name="T67" style:family="text">
      <style:text-properties officeooo:rsid="00858885"/>
    </style:style>
    <style:style style:name="T68" style:family="text">
      <style:text-properties officeooo:rsid="0085c7b0"/>
    </style:style>
    <style:style style:name="T69" style:family="text">
      <style:text-properties officeooo:rsid="0086aac5"/>
    </style:style>
    <style:style style:name="T70" style:family="text">
      <style:text-properties officeooo:rsid="0087f83f"/>
    </style:style>
    <style:style style:name="T71" style:family="text">
      <style:text-properties officeooo:rsid="008f43d2"/>
    </style:style>
    <style:style style:name="T72" style:family="text">
      <style:text-properties officeooo:rsid="0090906d"/>
    </style:style>
    <style:style style:name="T73" style:family="text">
      <style:text-properties officeooo:rsid="0094eb0d"/>
    </style:style>
    <style:style style:name="T74" style:family="text">
      <style:text-properties officeooo:rsid="009596d6"/>
    </style:style>
    <style:style style:name="T75" style:family="text">
      <style:text-properties officeooo:rsid="0096cb6d"/>
    </style:style>
    <style:style style:name="T76" style:family="text">
      <style:text-properties officeooo:rsid="00973c5b"/>
    </style:style>
    <style:style style:name="T77"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78"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79" style:family="text">
      <style:text-properties officeooo:rsid="0098787a"/>
    </style:style>
    <style:style style:name="T80" style:family="text">
      <style:text-properties officeooo:rsid="0099958a"/>
    </style:style>
    <style:style style:name="T81" style:family="text">
      <style:text-properties officeooo:rsid="009ab2c7"/>
    </style:style>
    <style:style style:name="T82" style:family="text">
      <style:text-properties officeooo:rsid="00a14a36"/>
    </style:style>
    <style:style style:name="T83" style:family="text">
      <style:text-properties officeooo:rsid="00a1981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2">Forward </text:span><text:span text:style-name="T37">M</text:span>ail<text:span text:style-name="T32">s</text:span> directly from M<text:span text:style-name="T1">B</text:span>ox Viewer</text:h>
      <text:h text:style-name="Heading_20_2" text:outline-level="2">Overview</text:h>
      <text:p text:style-name="P7"><text:span text:style-name="T1">Users can forward single or selected group of emails directly from M</text:span><text:span text:style-name="T37">B</text:span><text:span text:style-name="T1">ox Viewer. <text:s/>M</text:span><text:span text:style-name="T37">B</text:span><text:span text:style-name="T1">ox Viewer connects to one of the preconfigured SM</text:span><text:span text:style-name="T2">TP</text:span><text:span text:style-name="T1"> </text:span><text:span text:style-name="T2">(Simple Mail Transport </text:span><text:span text:style-name="T35">Protocol</text:span><text:span text:style-name="T2">) </text:span><text:span text:style-name="T1">Servers to forward emails. <text:s/>Emails can be forwarded via Gmail, Yahoo, Outlook Live </text:span><text:span text:style-name="T37">mail </text:span><text:span text:style-name="T4">service </text:span><text:span text:style-name="T1">or user configured Mail Service. <text:s/></text:span></text:p>
      <text:p text:style-name="P7"><text:span text:style-name="T1">M</text:span><text:span text:style-name="T37">B</text:span><text:span text:style-name="T1">ox Viewer relies on a separate standalone process, ForwardEmlFile.exe, to connect to SMTP Server and </text:span><text:span text:style-name="T25">to </text:span><text:span text:style-name="T1">send emails </text:span><text:span text:style-name="T2">using the</text:span><text:span text:style-name="T1"> </text:span><text:span text:style-name="T26">TLS </text:span><text:span text:style-name="T1">encrypted communication. </text:span><text:span text:style-name="T2">M</text:span><text:span text:style-name="T37">B</text:span><text:span text:style-name="T2">ox Viewer links</text:span><text:span text:style-name="T1"> </text:span><text:span text:style-name="T37">proven </text:span><text:span text:style-name="T1">MailKit software library </text:span><text:span text:style-name="T4">to </text:span><text:span text:style-name="T35">communicate</text:span><text:span text:style-name="T4"> with the SMTP server</text:span><text:span text:style-name="T1">. <text:s/></text:span><text:span text:style-name="T4">Note that </text:span><text:span text:style-name="T1">ForwardEmlFile.exe </text:span><text:span text:style-name="T2">can’t access user mail account data since SMTP Server can send data </text:span><text:span text:style-name="T25">only.</text:span></text:p>
      <text:p text:style-name="P19">Be aware that all Mail Services impose limits on the rate, size of sending mails <text:span text:style-name="T73">and other factors</text:span>, see <text:span text:style-name="T51">chapter </text:span><text:s/><text:bookmark-ref text:reference-format="number" text:ref-name="__RefNumPara__510_3692195058">1.3</text:bookmark-ref>. <text:span text:style-name="T41">For regular users, Gmail seems to offer better</text:span><text:span text:style-name="T42"> more predictable </text:span><text:span text:style-name="T41">service than Yahoo or Outlook. </text:span><text:span text:style-name="T48">However, Outlook supports mails up to </text:span><text:span text:style-name="T10">3</text:span><text:span text:style-name="T12">5</text:span><text:span text:style-name="T10">MB </text:span><text:span text:style-name="T48">in size vs </text:span><text:span text:style-name="T10">25MB</text:span><text:span text:style-name="T48"> by Gmail and Yahoo.</text:span></text:p>
      <text:h text:style-name="Heading_20_2" text:outline-level="2">User Accounts and Passwords</text:h>
      <text:p text:style-name="P53"><text:span text:style-name="T2">Mail Service providers </text:span><text:span text:style-name="T4">usually </text:span><text:span text:style-name="T3">require third-party application</text:span><text:span text:style-name="T4">s</text:span><text:span text:style-name="T3"> </text:span><text:span text:style-name="T4">to follow special </text:span><text:span text:style-name="T83">authentication requirements</text:span><text:span text:style-name="T4"> in order </text:span><text:span text:style-name="T3">to </text:span><text:span text:style-name="T32">gain</text:span><text:span text:style-name="T4"> </text:span><text:span text:style-name="T3">access to their service</text:span><text:span text:style-name="T4">s</text:span><text:span text:style-name="T3">, i.e. </text:span><text:span text:style-name="T4">to </text:span><text:span text:style-name="T3">SMTP Server in this case.</text:span></text:p>
      <text:p text:style-name="P54"><text:span text:style-name="T83">If for whatever reasons you would rather not make changes to your main mail account, you can always create additional mail account on another mail service just to be able forward emails directly from MBox Viewer.</text:span></text:p>
      <text:h text:style-name="Heading_20_3" text:outline-level="3">Yahoo Mail Service</text:h>
      <text:p text:style-name="P45">In order for third-party <text:span text:style-name="T73">SMTP client </text:span>applications such as <text:span text:style-name="T1">ForwardEmlFile.exe </text:span>to access Yahoo SMTP Server, user must login to Yahoo mail account first and generate one time App Password that can later be used to authenticate <text:span text:style-name="T1">ForwardEmlFile</text:span> application <text:span text:style-name="T6">to SMTP Server. </text:span></text:p>
      <text:p text:style-name="P48">App Password is long string of 16 random characters. Using App Password is very safe since it practically can’t be guessed by hackers using brute force.</text:p>
      <text:p text:style-name="P2"><text:span text:style-name="T5">Select the below link and click on + sign next to “Generate an App Password” <text:s/>and follow all steps to generate globally unique password </text:span><text:span text:style-name="T6">for application name</text:span><text:span text:style-name="T24">d</text:span><text:span text:style-name="T6"> </text:span><text:span text:style-name="T8">ForwardEmlFile</text:span><text:span text:style-name="T6">. <text:s/>Y</text:span><text:span text:style-name="T5">ou will need </text:span><text:span text:style-name="T6">App Password </text:span><text:span text:style-name="T22">and Yahoo mail user name </text:span><text:span text:style-name="T5">to </text:span><text:span text:style-name="T22">communicate</text:span><text:span text:style-name="T5"> with Yahoo SMTP Server.</text:span></text:p>
      <text:p text:style-name="P1"><text:a xlink:type="simple" xlink:href="https://my.help.yahoo.com/kb/account/generate-third-party-passwords-sln15241.html" office:name="Generate and manage third-party app passwords" text:style-name="Internet_20_link" text:visited-style-name="Visited_20_Internet_20_Link"><text:span text:style-name="T5">https://my.help.yahoo.com/kb/account/generate-third-party-passwords-sln15241.html</text:span></text:a></text:p>
      <text:h text:style-name="Heading_20_3" text:outline-level="3">Gmail Mail Service</text:h>
      <text:p text:style-name="P3"><text:span text:style-name="T14">Third-party </text:span><text:span text:style-name="T73">SMTP client </text:span><text:span text:style-name="T14">application such as </text:span><text:span text:style-name="T8">ForwardEmlFile.</text:span><text:span text:style-name="T9">exe </text:span><text:span text:style-name="T14">can connect to Gmail SMTP Server and be </text:span><text:span text:style-name="T37">authenticated</text:span><text:span text:style-name="T14"> using </text:span><text:span text:style-name="T22">either </text:span><text:span text:style-name="T14">1) Gmail user name and Gmail user password, <text:s/>or 2) <text:s/>Gmail user name and Gmail </text:span><text:span text:style-name="T22">A</text:span><text:span text:style-name="T14">pp </text:span><text:span text:style-name="T22">P</text:span><text:span text:style-name="T14">assword. </text:span></text:p>
      <text:h text:style-name="Heading_20_4" text:outline-level="4"><text:soft-page-break/>Gmail user didn’t enable 2-step verification to sign <text:span text:style-name="T22">up</text:span> into Gmail</text:h>
      <text:p text:style-name="P4">I<text:span text:style-name="T33">n</text:span> order to use Gmail user name and Gmail user password, user must login to the Gmail account and <text:span text:style-name="T22">enable</text:span> “<text:span text:style-name="T6">Less secure app access” </text:span><text:span text:style-name="T22">option, see the link:</text:span></text:p>
      <text:p text:style-name="P4"><text:a xlink:type="simple" xlink:href="https://myaccount.google.com/lesssecureapps?pli=1" text:style-name="Internet_20_link" text:visited-style-name="Visited_20_Internet_20_Link">https://myaccount.google.com/lesssecureapps?pli=1</text:a></text:p>
      <text:p text:style-name="P39"><text:span text:style-name="T17">If you are concerned about this change, you can disable <text:s/></text:span><text:span text:style-name="T18">“</text:span><text:span text:style-name="T19">Less secure app access” </text:span><text:span text:style-name="T15">option </text:span><text:span text:style-name="T17">after you are done forwarding emails.</text:span></text:p>
      <text:h text:style-name="Heading_20_4" text:outline-level="4">Gmail user <text:span text:style-name="T22">did</text:span> enable 2-step verification to sign <text:span text:style-name="T22">up</text:span> into Gmail</text:h>
      <text:p text:style-name="P46"><text:span text:style-name="T15">User must login to </text:span><text:span text:style-name="T16">Google</text:span><text:span text:style-name="T15"> account and g</text:span>enerate App Password for Gmail Account. <text:s/><text:span text:style-name="T80">App Password is long string of 16 random characters. Using App Password is very safe since it practically can’t be guessed by hackers using brute force.</text:span></text:p>
      <text:p text:style-name="P46"><text:span text:style-name="T23">Use the link below </text:span><text:span text:style-name="T80">to generate App Password:</text:span></text:p>
      <text:p text:style-name="P5"><text:a xlink:type="simple" xlink:href="https://myaccount.google.com/security" text:style-name="Internet_20_link" text:visited-style-name="Visited_20_Internet_20_Link">https://myaccount.google.com/security</text:a></text:p>
      <text:p text:style-name="P8"><text:span text:style-name="T54">Alternatively, user can </text:span>login to Gmail account and the select “Manage your Google Account” by clicking Google Account icon at the top right corner. Select Security option to generate <text:span text:style-name="T74">16-character long </text:span>App Password. See also helpful links below.</text:p>
      <text:p text:style-name="P6"><text:a xlink:type="simple" xlink:href="https://www.lifewire.com/get-a-password-to-access-gmail-by-pop-imap-2-1171882" text:style-name="Internet_20_link" text:visited-style-name="Visited_20_Internet_20_Link">https://www.lifewire.com/get-a-password-to-access-gmail-by-pop-imap-2-1171882</text:a></text:p>
      <text:p text:style-name="P6"><text:a xlink:type="simple" xlink:href="https://www.systoolsgroup.com/gmail-backup/turn-off-two-step-verification.html" text:style-name="Internet_20_link" text:visited-style-name="Visited_20_Internet_20_Link">https://www.systoolsgroup.com/gmail-backup/turn-off-two-step-verification.html</text:a></text:p>
      <text:h text:style-name="Heading_20_3" text:outline-level="3">Outlook Live Mail Service</text:h>
      <text:p text:style-name="P44"><text:span text:style-name="T29">Testing was done using Outlook Live free mail account. Microsoft </text:span><text:span text:style-name="T30">also </text:span><text:span text:style-name="T29">offers payable </text:span><text:span text:style-name="T31">Premium </text:span><text:span text:style-name="T29">Outlook mail service under Office 365 and</text:span><text:span text:style-name="T27"> </text:span><text:span text:style-name="T29">Microsoft 365 </text:span><text:span text:style-name="T28">plan</text:span><text:span text:style-name="T29">s. These plans offer much higher sending limits but no evaluation was performed.</text:span></text:p>
      <text:p text:style-name="P47">If a user did enable 2-step versification, user needs to generate App Password to be properly authenticated, see chapter <text:bookmark-ref text:reference-format="number" text:ref-name="__RefNumPara__806_2715854765">1.2.3.2</text:bookmark-ref>. <text:span text:style-name="T80">App Password is long string of 16 random characters. Using App Password is very safe since it practically can’t be guessed by hackers using brute force.</text:span></text:p>
      <text:p text:style-name="P21"><text:span text:style-name="T79">If a user didn’t enable 2-step versification, t</text:span><text:span text:style-name="T30">here is no requirement to change any </text:span><text:span text:style-name="T35">security</text:span><text:span text:style-name="T30"> setting for Outlook Live account to </text:span><text:span text:style-name="T31">be able to </text:span><text:span text:style-name="T30">send mails via Outlook SMTP Server. <text:s/></text:span></text:p>
      <text:p text:style-name="P46"><text:span text:style-name="T55">Creating User name and Password to gain access to Outlook SMTP is not exactly clear </text:span><text:span text:style-name="T59">and can be </text:span><text:span text:style-name="T67">confusing</text:span><text:span text:style-name="T59"> to set up</text:span><text:span text:style-name="T55">. </text:span></text:p>
      <text:h text:style-name="Heading_20_4" text:outline-level="4">Create Outlook Account, User Name and <text:span text:style-name="T81">Password</text:span></text:h>
      <text:p text:style-name="P49">I suggest the following steps to create valid user names and password. <text:s/>For more information, examine the following link.</text:p>
      <text:p text:style-name="P21"><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25"><text:span text:style-name="T57">In my case I already had Microsoft and Outlook accounts but had to </text:span><text:span text:style-name="T59">perform</text:span><text:span text:style-name="T57"> additional configuration.</text:span></text:p>
      <text:h text:style-name="Heading_20_5" text:outline-level="5"><text:soft-page-break/>You don’t have Microsoft Account (know as MSA) and you don’t have Outlook <text:span text:style-name="T59">Live </text:span>account</text:h>
      <text:p text:style-name="P9">Use the following link to create Microsoft account <text:span text:style-name="T61">page</text:span>:</text:p>
      <text:p text:style-name="P10"><text:a xlink:type="simple" xlink:href="https://account.microsoft.com/account" text:style-name="Internet_20_link" text:visited-style-name="Visited_20_Internet_20_Link">https://account.microsoft.com/account</text:a></text:p>
      <text:p text:style-name="P23">Select “Sign in”, <text:span text:style-name="T56">then select “Create one!”, then select “Get a new email address” and create your new MyName@outlook.com email address.</text:span></text:p>
      <text:p text:style-name="P29">The below link has more details.</text:p>
      <text:p text:style-name="P9"><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24"><text:span text:style-name="T56">Use your new Outlook User name and Password to open SMTP Server Configuration dialog and configure user name and </text:span><text:span text:style-name="T57">password. Attempt to forward one of the mails and check if all works.</text:span></text:p>
      <text:h text:style-name="Heading_20_5" text:outline-level="5">You <text:span text:style-name="T58">already </text:span>have <text:span text:style-name="T58">both </text:span>Microsoft Account and Outlook <text:span text:style-name="T59">Live </text:span><text:span text:style-name="T58">A</text:span>ccount</text:h>
      <text:p text:style-name="P26">This is the case I faced. Forwarding of emails was not working properly until I created email alias and make this alias primary as described in following link:</text:p>
      <text:p text:style-name="P22"><text:a xlink:type="simple" xlink:href="https://support.microsoft.com/en-us/office/add-or-remove-an-email-alias-in-outlook-com-459b1989-356d-40fa-a689-8f285b13f1f2" text:style-name="Internet_20_link" text:visited-style-name="Visited_20_Internet_20_Link"><text:span text:style-name="T30">https://support.microsoft.com/en-us/office/add-or-remove-an-email-alias-in-outlook-com-459b1989-356d-40fa-a689-8f285b13f1f2</text:span></text:a></text:p>
      <text:p text:style-name="P42">For some reason, <text:s/>Outlook Account User Name and Password did not work for me but Microsoft Account User name and Password did work.</text:p>
      <text:h text:style-name="P52" text:outline-level="4"><text:bookmark-start text:name="__RefNumPara__806_2715854765"/><text:span text:style-name="T77">Generate App Password </text:span><text:span text:style-name="T78">for</text:span><text:span text:style-name="T77"> Outlook</text:span><text:bookmark-end text:name="__RefNumPara__806_2715854765"/></text:h>
      <text:p text:style-name="P43"><text:span text:style-name="T15">User must login to </text:span><text:span text:style-name="T20">Outlook</text:span><text:span text:style-name="T15"> account, </text:span><text:span text:style-name="T21">enable 2-step verification</text:span><text:span text:style-name="T15"> and g</text:span>enerate App Password for <text:span text:style-name="T76">Outlook</text:span> Account. <text:span text:style-name="T76">Follow</text:span><text:span text:style-name="T23"> the link below </text:span><text:span text:style-name="T76">to generate App Password</text:span><text:span text:style-name="T23">:</text:span></text:p>
      <text:p text:style-name="P42"><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p text:style-name="P42"/>
      <text:h text:style-name="Heading_20_2" text:outline-level="2"><text:bookmark-start text:name="__RefNumPara__510_3692195058"/>Mail Sending and Size Limits<text:bookmark-end text:name="__RefNumPara__510_3692195058"/></text:h>
      <text:p text:style-name="P17">The limits are listed here to the best of <text:span text:style-name="T41">our </text:span>knowledge <text:span text:style-name="T50">and might be changed by the mail service providers </text:span><text:span text:style-name="T60">anytime </text:span><text:span text:style-name="T50">without notice</text:span>. <text:span text:style-name="T41">For regular users, Gmail seems to offer better</text:span><text:span text:style-name="T42"> more predictable </text:span><text:span text:style-name="T41">service than Yahoo or Outlook. </text:span><text:span text:style-name="T48">However, Outlook supports mails up to </text:span><text:span text:style-name="T10">3</text:span><text:span text:style-name="T13">5</text:span><text:span text:style-name="T10">MB </text:span><text:span text:style-name="T48">in size vs </text:span><text:span text:style-name="T10">25MB</text:span><text:span text:style-name="T48"> by Gmail and Yahoo.</text:span></text:p>
      <text:p text:style-name="P18"><text:span text:style-name="T45">Users are mainly responsible for observing sending limits. MBox Viewer </text:span><text:span text:style-name="T49">will </text:span><text:span text:style-name="T45">limit </text:span><text:span text:style-name="T49">the </text:span><text:span text:style-name="T45">sending rate to </text:span><text:span text:style-name="T74">3</text:span><text:span text:style-name="T45">0 mails/</text:span><text:span text:style-name="T49">minute</text:span><text:span text:style-name="T45">.</text:span></text:p>
      <text:h text:style-name="Heading_20_3" text:outline-level="3"><text:soft-page-break/>Gmail <text:span text:style-name="T38">Mail Service</text:span></text:h>
      <text:p text:style-name="P13"><text:span text:style-name="T39">Sending can be rejected </text:span><text:span text:style-name="T50">by Gmail </text:span><text:span text:style-name="T39">for </text:span><text:span text:style-name="T35">variety</text:span><text:span text:style-name="T39"> of reasons. </text:span><text:span text:style-name="T38">If a user exceeds various limits</text:span><text:span text:style-name="T34">, user account can be </text:span><text:span text:style-name="T38">locked</text:span><text:span text:style-name="T34"> for </text:span><text:span text:style-name="T36">up to </text:span><text:span text:style-name="T34">24 hours. </text:span><text:span text:style-name="T82">User can take manual steps to restore access.</text:span></text:p>
      <text:p text:style-name="P11"><text:span text:style-name="T35">Regular</text:span><text:span text:style-name="T34"> users are allowed to send up to 500 mails per day. </text:span></text:p>
      <text:p text:style-name="P11"><text:span text:style-name="T34">Mails can be rejected if they are being sent too fast </text:span><text:span text:style-name="T74">or to many recipients.</text:span><text:span text:style-name="T34"> </text:span></text:p>
      <text:p text:style-name="P14">Mails <text:span text:style-name="T41">of up to </text:span><text:span text:style-name="T7">25MB</text:span> <text:span text:style-name="T41">are accepted.</text:span></text:p>
      <text:h text:style-name="Heading_20_3" text:outline-level="3">Yahoo Mail Service</text:h>
      <text:p text:style-name="P50"><text:span text:style-name="T39">Sending can be rejected </text:span><text:span text:style-name="T50">by Yahoo </text:span><text:span text:style-name="T39">for </text:span><text:span text:style-name="T35">variety</text:span><text:span text:style-name="T39"> of reasons. </text:span><text:span text:style-name="T38">If a user exceeds various limits</text:span><text:span text:style-name="T34">, user account can be </text:span><text:span text:style-name="T38">locked</text:span><text:span text:style-name="T34"> for </text:span><text:span text:style-name="T36">up to </text:span><text:span text:style-name="T34">24 hours. </text:span><text:span text:style-name="T82">User can take manual steps to restore access.</text:span></text:p>
      <text:p text:style-name="P12">Yahoo does not disclose <text:span text:style-name="T40">sending and size limits.</text:span></text:p>
      <text:p text:style-name="P12"><text:span text:style-name="T38">Mails </text:span><text:span text:style-name="T41">of up to </text:span><text:span text:style-name="T11">25MB</text:span><text:span text:style-name="T38"> </text:span><text:span text:style-name="T41">are accepted.</text:span></text:p>
      <text:h text:style-name="Heading_20_3" text:outline-level="3">Outlook Mail Service</text:h>
      <text:p text:style-name="P15"><text:span text:style-name="T39">Sending can be rejected </text:span><text:span text:style-name="T50">by Outlook </text:span><text:span text:style-name="T39">for </text:span><text:span text:style-name="T35">variety</text:span><text:span text:style-name="T39"> of reasons </text:span><text:span text:style-name="T42">including suspicion of spamming</text:span><text:span text:style-name="T39">. </text:span>If a user exceeds various limits<text:span text:style-name="T34">, user account can be </text:span>locked<text:span text:style-name="T34"> for </text:span><text:span text:style-name="T36">up to </text:span><text:span text:style-name="T34">24 hours. </text:span><text:span text:style-name="T82">User can take manual steps to restore access.</text:span></text:p>
      <text:p text:style-name="P40"><text:span text:style-name="T38">Mails </text:span><text:span text:style-name="T41">of up to </text:span><text:span text:style-name="T10">3</text:span><text:span text:style-name="T13">5</text:span><text:span text:style-name="T11">MB</text:span><text:span text:style-name="T38"> </text:span><text:span text:style-name="T41">are accepted. </text:span><text:span text:style-name="T74">If you attempt to send larger mail, it will appear that the sending was successful. However, Outlook will post rejection mail into your Outlook account.</text:span></text:p>
      <text:p text:style-name="P40"><text:span text:style-name="T41">The </text:span><text:span text:style-name="T42">other </text:span><text:span text:style-name="T41">s</text:span><text:span text:style-name="T40">ending </text:span><text:span text:style-name="T41">limits are not </text:span><text:span text:style-name="T71">known</text:span><text:span text:style-name="T41">.</text:span></text:p>
      <text:h text:style-name="Heading_20_2" text:outline-level="2">SMTP Server Configuration</text:h>
      <text:p text:style-name="P33">Select “File → SMTP Mail Server Config” to open the configuration dialog. <text:s/>Select one of the listed mail services, enter User Account and Password and click on the “Save” button to save the changes.</text:p>
      <text:p text:style-name="P31"><text:span text:style-name="T46">When you select “Close” button, the SMTP.ini file </text:span><text:span text:style-name="T64">is </text:span><text:span text:style-name="T46">created </text:span><text:span text:style-name="T64">for the selected service </text:span><text:span text:style-name="T46">in C:\Users\%USERNAME%\AppData\Local\MBoxViewer\MailService and used by </text:span><text:span text:style-name="T1">ForwardEmlFile.exe </text:span><text:span text:style-name="T46">to </text:span><text:span text:style-name="T64">support </text:span><text:span text:style-name="T46">forward</text:span><text:span text:style-name="T64">ing of</text:span><text:span text:style-name="T46"> emails.</text:span></text:p>
      <text:p text:style-name="P30">The “Cancel” button is used to clear <text:span text:style-name="T47">unsaved </text:span>changes made in the dialog. If you switch to different mail service, the <text:span text:style-name="T47">unsaved </text:span>changes in the dialog are <text:span text:style-name="T65">lost</text:span>.</text:p>
      <text:p text:style-name="P32"><text:span text:style-name="T43">When you exit MBox Viewer, User Password is not saved in the system </text:span><text:span text:style-name="T52">for safety reasons </text:span><text:span text:style-name="T43">and must be reentered </text:span><text:span text:style-name="T44">before any mail can be forwarded </text:span><text:span text:style-name="T48">again</text:span><text:span text:style-name="T43">.</text:span></text:p>
      <text:p text:style-name="P16"/>
      <text:p text:style-name="P16"><draw:frame draw:style-name="fr1" draw:name="Image1" text:anchor-type="char" svg:width="2.4429in" svg:height="3.7154in" draw:z-index="0"><draw:image xlink:href="Pictures/100000000000011E000001D86822D5DB8C25B1BC.png" xlink:type="simple" xlink:show="embed" xlink:actuate="onLoad" loext:mime-type="image/png"/></draw:frame><text:soft-page-break/></text:p>
      <text:p text:style-name="Text_20_body"/>
      <text:h text:style-name="Heading_20_3" text:outline-level="3">SMTP Servers Default Settings</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P51">SMTP Server Address</text:p>
          </table:table-cell>
          <table:table-cell table:style-name="Table1.A1" office:value-type="string">
            <text:p text:style-name="P51">smtp.gmail.com</text:p>
          </table:table-cell>
          <table:table-cell table:style-name="Table1.A1" office:value-type="string">
            <text:p text:style-name="P51">smtp.<text:span text:style-name="T53">mail.</text:span>yahoo.com</text:p>
          </table:table-cell>
          <table:table-cell table:style-name="Table1.D1" office:value-type="string">
            <text:p text:style-name="P51">smtp-mail.outlook.com</text:p>
          </table:table-cell>
        </table:table-row>
        <table:table-row>
          <table:table-cell table:style-name="Table1.A2" office:value-type="string">
            <text:p text:style-name="P51">SMTP Server Port</text:p>
          </table:table-cell>
          <table:table-cell table:style-name="Table1.A2" office:value-type="string">
            <text:p text:style-name="P51">587</text:p>
          </table:table-cell>
          <table:table-cell table:style-name="Table1.A2" office:value-type="string">
            <text:p text:style-name="P51">587</text:p>
          </table:table-cell>
          <table:table-cell table:style-name="Table1.D2" office:value-type="string">
            <text:p text:style-name="P51">587</text:p>
          </table:table-cell>
        </table:table-row>
        <table:table-row>
          <table:table-cell table:style-name="Table1.A2" office:value-type="string">
            <text:p text:style-name="P51">SMTP<text:span text:style-name="T63"> </text:span>Security</text:p>
          </table:table-cell>
          <table:table-cell table:style-name="Table1.A2" office:value-type="string">
            <text:p text:style-name="P51">StartTls</text:p>
          </table:table-cell>
          <table:table-cell table:style-name="Table1.A2" office:value-type="string">
            <text:p text:style-name="P51">StartTls</text:p>
          </table:table-cell>
          <table:table-cell table:style-name="Table1.D2" office:value-type="string">
            <text:p text:style-name="P51">StartTls</text:p>
          </table:table-cell>
        </table:table-row>
      </table:table>
      <text:p text:style-name="P20"/>
      <text:h text:style-name="Heading_20_2" text:outline-level="2">Forwarding Mails</text:h>
      <text:p text:style-name="P34">MBox viewer supports forwarding of a single <text:span text:style-name="T72">and</text:span> multiple emails.</text:p>
      <text:h text:style-name="Heading_20_3" text:outline-level="3">Forwarding a single email</text:h>
      <text:p text:style-name="P27">Right click on any email and select “Forward <text:span text:style-name="T69">Mail</text:span>” option <text:span text:style-name="T62">to open the dialog to forward the selected email. </text:span><text:span text:style-name="T64">The dialog can be manually resized if needed.</text:span></text:p>
      <text:p text:style-name="P27"><draw:frame draw:style-name="fr1" draw:name="Image2" text:anchor-type="char" svg:width="4.0484in" svg:height="5.3173in" draw:z-index="1"><draw:image xlink:href="Pictures/10000000000001D8000001DF1D4F17C0D03F5EEA.png" xlink:type="simple" xlink:show="embed" xlink:actuate="onLoad" loext:mime-type="image/png"/></draw:frame><text:soft-page-break/></text:p>
      <text:p text:style-name="P38">The non-empty To field is required. Other fields are optional. When you open the dialog, To, CC, BCC and User Text fields will show the values set in the last dialog. You can clear these fields by clicking on the “Clear” button.</text:p>
      <text:p text:style-name="P35"><text:span text:style-name="T70">It is important to make sure all addresses are correct and valid. If any address is not valid, a rejection email will be send </text:span><text:span text:style-name="T75">by the mail service </text:span><text:span text:style-name="T70">to the respective user’s </text:span><text:span text:style-name="T72">mail </text:span><text:span text:style-name="T70">account. MBox Viewer doesn’t have access to user’s mail accounts.</text:span></text:p>
      <text:h text:style-name="Heading_20_3" text:outline-level="3">Forwarding <text:span text:style-name="T69">a</text:span> list of selected emails</text:h>
      <text:p text:style-name="P28"><text:span text:style-name="T66">User can select multiple email, </text:span><text:span text:style-name="T68">then r</text:span>ight click on any <text:span text:style-name="T66">of the selected </text:span>email<text:span text:style-name="T66">s</text:span> and select “Forward <text:span text:style-name="T69">Mails</text:span>” option <text:span text:style-name="T62">to open the dialog to forward the selected email. </text:span></text:p>
      <text:p text:style-name="P37"><text:span text:style-name="T72">T</text:span><text:span text:style-name="T68">o avoid suspension of the user account, </text:span><text:span text:style-name="T72">the u</text:span><text:span text:style-name="T68">ser </text:span><text:span text:style-name="T72">is </text:span><text:span text:style-name="T68">warn</text:span><text:span text:style-name="T72">ed</text:span><text:span text:style-name="T68"> if the user attempts to forward batch of emails larger than 100. </text:span><text:span text:style-name="T75">User is also warned when any of the select mails to forward is larger than supported maximum size.</text:span></text:p>
      <text:h text:style-name="Heading_20_2" text:outline-level="2"><text:soft-page-break/>Error Reporting</text:h>
      <text:p text:style-name="P41">If forwarding of a mail fails, MBox Viewer will create Message Box with relevant error text.</text:p>
      <text:p text:style-name="P36"/>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1665in" fo:margin-bottom="0.0835in" loext:contextual-spacing="false" fo:text-indent="-0.3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20T13:50:07.147000000</meta:creation-date>
    <dc:date>2021-07-01T22:42:32.357000000</dc:date>
    <meta:editing-duration>PT6H7M32S</meta:editing-duration>
    <meta:editing-cycles>62</meta:editing-cycles>
    <meta:generator>LibreOffice/6.4.0.3$Windows_X86_64 LibreOffice_project/b0a288ab3d2d4774cb44b62f04d5d28733ac6df8</meta:generator>
    <meta:document-statistic meta:table-count="1" meta:image-count="2" meta:object-count="0" meta:page-count="7" meta:paragraph-count="94" meta:word-count="1564" meta:character-count="10083" meta:non-whitespace-character-count="8611"/>
  </office:meta>
</office:document-meta>
</file>